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1">
      <style:text-properties fo:font-weight="bold"/>
    </style:style>
    <style:style style:name="P4" style:family="paragraph" style:parent-style-name="Text_20_body" style:list-style-name="L2">
      <style:text-properties fo:font-weight="bold"/>
    </style:style>
    <style:style style:name="P5" style:family="paragraph" style:parent-style-name="Text_20_body" style:list-style-name="L3">
      <style:text-properties fo:font-weight="bold"/>
    </style:style>
    <style:style style:name="P6" style:family="paragraph" style:parent-style-name="Text_20_body" style:list-style-name="L4">
      <style:text-properties fo:font-weight="bold"/>
    </style:style>
    <style:style style:name="P7" style:family="paragraph" style:parent-style-name="Text_20_body" style:list-style-name="L5">
      <style:text-properties fo:font-weight="bold"/>
    </style:style>
    <style:style style:name="P8" style:family="paragraph" style:parent-style-name="Text_20_body" style:list-style-name="L6">
      <style:text-properties fo:font-weight="bold"/>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text-properties officeooo:rsid="000a97da" officeooo:paragraph-rsid="000a97da"/>
    </style:style>
    <style:style style:name="P15" style:family="paragraph" style:parent-style-name="Text_20_body">
      <style:text-properties officeooo:rsid="000b16e2" officeooo:paragraph-rsid="000b16e2"/>
    </style:style>
    <style:style style:name="P16" style:family="paragraph" style:parent-style-name="Text_20_body" style:list-style-name="L5">
      <style:text-properties officeooo:rsid="000bcda7" officeooo:paragraph-rsid="000bcda7"/>
    </style:style>
    <style:style style:name="P17" style:family="paragraph" style:parent-style-name="Text_20_body" style:list-style-name="L5">
      <style:text-properties officeooo:rsid="000cab99" officeooo:paragraph-rsid="000cab99"/>
    </style:style>
    <style:style style:name="P18" style:family="paragraph" style:parent-style-name="Text_20_body" style:list-style-name="L3">
      <style:text-properties officeooo:rsid="000d962f" officeooo:paragraph-rsid="000d962f"/>
    </style:style>
    <style:style style:name="P19" style:family="paragraph" style:parent-style-name="Text_20_body" style:list-style-name="L3">
      <style:text-properties officeooo:rsid="000f1e05" officeooo:paragraph-rsid="000f1e05"/>
    </style:style>
    <style:style style:name="P20" style:family="paragraph" style:parent-style-name="Text_20_body" style:list-style-name="L3">
      <style:text-properties officeooo:rsid="00101688" officeooo:paragraph-rsid="00101688"/>
    </style:style>
    <style:style style:name="P21" style:family="paragraph" style:parent-style-name="Text_20_body" style:list-style-name="L3">
      <style:text-properties officeooo:rsid="0010f9b7" officeooo:paragraph-rsid="0010f9b7"/>
    </style:style>
    <style:style style:name="P22" style:family="paragraph" style:parent-style-name="Text_20_body" style:list-style-name="L3">
      <style:text-properties officeooo:rsid="00117a01" officeooo:paragraph-rsid="00117a01"/>
    </style:style>
    <style:style style:name="P23" style:family="paragraph" style:parent-style-name="Text_20_body" style:list-style-name="L3">
      <style:text-properties officeooo:rsid="0012a700" officeooo:paragraph-rsid="0012a700"/>
    </style:style>
    <style:style style:name="P24" style:family="paragraph" style:parent-style-name="Text_20_body">
      <style:text-properties officeooo:rsid="00147373" officeooo:paragraph-rsid="00147373"/>
    </style:style>
    <style:style style:name="P25" style:family="paragraph" style:parent-style-name="Text_20_body" style:list-style-name="L3">
      <style:text-properties officeooo:rsid="00147373" officeooo:paragraph-rsid="00147373"/>
    </style:style>
    <style:style style:name="T1" style:family="text">
      <style:text-properties officeooo:rsid="000b16e2"/>
    </style:style>
    <style:style style:name="T2" style:family="text">
      <style:text-properties officeooo:rsid="000cab99"/>
    </style:style>
    <style:style style:name="T3" style:family="text">
      <style:text-properties officeooo:rsid="000d962f"/>
    </style:style>
    <style:style style:name="T4" style:family="text">
      <style:text-properties officeooo:rsid="0010f9b7"/>
    </style:style>
    <style:style style:name="T5" style:family="text">
      <style:text-properties officeooo:rsid="00117a01"/>
    </style:style>
    <style:style style:name="T6" style:family="text">
      <style:text-properties officeooo:rsid="0014c8b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troduction</text:p>
      <text:p text:style-name="Text_20_body">This section provides an overview of the entire requirement document. This document describes all data, functional and behavioral requirements for software.</text:p>
      <text:list xml:id="list3595974634382605131" text:style-name="L1">
        <text:list-header>
          <text:p text:style-name="P3">1.1 Goals and objectives</text:p>
          <text:p text:style-name="P2">Overall goals and software objectives are described.</text:p>
          <text:p text:style-name="P3">1.2 Statement of scope</text:p>
          <text:p text:style-name="P2">A description of the software is presented. Major inputs, processing functionality and outputs are described without regards to implementation detail. Rank the major processing functionality from the developer's point of view. Use a simple ranking system such as: essential, desirable and future requirements. This should represent what you think your team can accomplish in the time frame of a semester. The essential requirements, you are sure you can complete. The desirable requirements you hope to complete, but are not sure about. The future requirements, you have strong doubts about. Strive to balance the desires of your client with the reality of the time it takes to develop a SW product. </text:p>
          <text:p text:style-name="P3">1.3 Software context</text:p>
          <text:p text:style-name="P2">The software is placed in a business or product line context. Strategic issues relevant to context are discussed. The intent is for the reader to understand the 'big picture'.</text:p>
          <text:p text:style-name="P3">1.4 Major constraints</text:p>
          <text:p text:style-name="P2">Any business or product line constraints that will impact the manner in which the software is to be specified, designed, implemented or tested are noted here.</text:p>
          <text:p text:style-name="P2"> </text:p>
        </text:list-header>
      </text:list>
      <text:p text:style-name="P1">2.0 Data design</text:p>
      <text:p text:style-name="Text_20_body">A description of all data structures including internal, global, and temporary data structures.</text:p>
      <text:list xml:id="list4085659870169511145" text:style-name="L2">
        <text:list-header>
          <text:p text:style-name="P4">2.1 Internal software data structure</text:p>
          <text:p text:style-name="P9">Data structures that are passed among components of the software are described.</text:p>
          <text:p text:style-name="P4">2.2 Global data structure</text:p>
          <text:p text:style-name="P9">Data structured that are available to major portions of the architecture are described. </text:p>
          <text:p text:style-name="P4">2.3 Temporary data structure</text:p>
          <text:p text:style-name="P9">Files created for interim use are described.</text:p>
          <text:p text:style-name="P4">2.4 Database description</text:p>
          <text:p text:style-name="P9">Database(s) created as part of the application is(are) described. (Provide enough detail to create the database.)</text:p>
        </text:list-header>
      </text:list>
      <text:p text:style-name="P1">3.0 Architectural and component-level design</text:p>
      <text:p text:style-name="Text_20_body">A description of the program architecture is presented.</text:p>
      <text:list xml:id="list4560852882071798072" text:style-name="L3">
        <text:list-header>
          <text:p text:style-name="P5"><text:soft-page-break/>3.1 System Structure</text:p>
          <text:p text:style-name="P10">A detailed description the system structure chosen for the application is presented.</text:p>
          <text:list>
            <text:list-item>
              <text:list>
                <text:list-header>
                  <text:p text:style-name="P5">3.1.1 Architecture diagram</text:p>
                  <text:p text:style-name="P10">A pictorial representation, using a UML component diagram, of the architecture is presented. </text:p>
                </text:list-header>
              </text:list>
            </text:list-item>
          </text:list>
          <text:p text:style-name="P5">3.2 Description for Component<text:span text:style-name="T3">s</text:span></text:p>
          <text:p text:style-name="P18">The system consists of following components : </text:p>
        </text:list-header>
        <text:list-item>
          <text:p text:style-name="P19">Authentication module</text:p>
          <text:list>
            <text:list-header>
              <text:p text:style-name="P20">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 </text:p>
            </text:list-header>
          </text:list>
        </text:list-item>
        <text:list-item>
          <text:p text:style-name="P25">Process management module: </text:p>
          <text:p text:style-name="P20">This component cosists of three parts</text:p>
          <text:list>
            <text:list-item>
              <text:p text:style-name="P20">Web base<text:span text:style-name="T4">d</text:span> user interface</text:p>
              <text:p text:style-name="P20">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item>
            <text:list-item>
              <text:p text:style-name="P21">Workflow and process form designer</text:p>
              <text:list>
                <text:list-header>
                  <text:p text:style-name="P21">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header>
              </text:list>
            </text:list-item>
            <text:list-item>
              <text:p text:style-name="P21">Task <text:span text:style-name="T5">manager</text:span></text:p>
              <text:list>
                <text:list-header>
                  <text:p text:style-name="P22">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header>
              </text:list>
            </text:list-item>
          </text:list>
        </text:list-item>
        <text:list-item>
          <text:p text:style-name="P19">Database component</text:p>
          <text:list>
            <text:list-header>
              <text:p text:style-name="P23">This component stores the data pertaining the user profiles and credentials, workflow <text:s text:c="2"/>and forms associated with them, data regarding running and completed processses <text:soft-page-break/>and the responses given by users on the tasks designated to them. Detailed information regarding this is given in the data design section above.</text:p>
            </text:list-header>
          </text:list>
        </text:list-item>
        <text:list-item>
          <text:p text:style-name="P19">Notification module</text:p>
          <text:p text:style-name="P23">This module handles the notification generation and their delivery using the preferred mediums for each user.</text:p>
          <text:p text:style-name="P5">3.3 Dynamic Behavior for Component</text:p>
        </text:list-item>
      </text:list>
      <text:p text:style-name="P24"><text:tab/>The process management module interacts with database component <text:span text:style-name="T6">and notification <text:tab/><text:tab/>module</text:span> <text:span text:style-name="T6">to drive various processes to completion. All the functionalities are <text:tab/>further <text:tab/>wrapped into an authentication layer to safeguard system against unauthorised accesses.</text:span></text:p>
      <text:list xml:id="list7167479315633627399" text:style-name="L4">
        <text:list-item>
          <text:list>
            <text:list-item>
              <text:list>
                <text:list-header>
                  <text:p text:style-name="P6">3.3.1 Interaction Diagrams</text:p>
                  <text:p text:style-name="P11">A sequence diagram, for each use case the component realizes, is presented.</text:p>
                  <text:p text:style-name="P11"> </text:p>
                </text:list-header>
              </text:list>
            </text:list-item>
          </text:list>
        </text:list-item>
      </text:list>
      <text:p text:style-name="P1">4.0 User interface design</text:p>
      <text:p text:style-name="P14">The front-end design of this software consists of a login/signup page, through which a user can get access to his account. Once he logs in, <text:span text:style-name="T1">he is redirected to the landing page. The landing page displays a navigation bar and a list of tabs. The tabs which are shown depend on the role of the user. </text:span></text:p>
      <text:p text:style-name="P15">Other than that, the landing page also displays the list of pending tasks, and the status of processes intitiated by the user.</text:p>
      <text:list xml:id="list89512637464955565" text:style-name="L5">
        <text:list-header>
          <text:p text:style-name="P7">4.1 Description of the user interface</text:p>
          <text:p text:style-name="P16">The images and diagrams given below will further clarify the user interface to be implemented.</text:p>
          <text:list>
            <text:list-item>
              <text:list>
                <text:list-header>
                  <text:p text:style-name="P7">4.1.1 Screen images</text:p>
                  <text:p text:style-name="P12">Representation of the interface form the user's point of view.</text:p>
                  <text:p text:style-name="P7">4.1.2 Objects and actions</text:p>
                  <text:p text:style-name="P12">All screen objects and actions are identified.</text:p>
                </text:list-header>
              </text:list>
            </text:list-item>
          </text:list>
          <text:p text:style-name="P7">4.2 Interface design rules</text:p>
          <text:p text:style-name="P16">The interface has been designed keeping in mind the ease of user. Features which tend to be used the most have been displayed directly on the landing page. The software automatically redirects to the same page so that a task can be repeated multiple times without <text:span text:style-name="T2">the hassle of navigating again.</text:span></text:p>
          <text:p text:style-name="P7">4.3 Components available</text:p>
          <text:p text:style-name="P17">The GUI components are as follows : </text:p>
        </text:list-header>
        <text:list-item>
          <text:p text:style-name="P17">Login / signup page</text:p>
        </text:list-item>
        <text:list-item>
          <text:p text:style-name="P17">Landing page :</text:p>
          <text:list>
            <text:list-item>
              <text:p text:style-name="P17"><text:soft-page-break/>Pending task slot</text:p>
            </text:list-item>
            <text:list-item>
              <text:p text:style-name="P17">Process status slot</text:p>
            </text:list-item>
            <text:list-item>
              <text:p text:style-name="P17">Drop down menu with maximum depth of 3</text:p>
            </text:list-item>
          </text:list>
        </text:list-item>
        <text:list-item>
          <text:p text:style-name="P17">Workflow designer page</text:p>
        </text:list-item>
        <text:list-item>
          <text:p text:style-name="P17">Form designer page</text:p>
        </text:list-item>
        <text:list-item>
          <text:p text:style-name="P17">Process initiation page</text:p>
        </text:list-item>
        <text:list-item>
          <text:p text:style-name="P17">Auditing page</text:p>
        </text:list-item>
        <text:list-item>
          <text:p text:style-name="P17">View / edit profile page</text:p>
          <text:p text:style-name="P12"/>
        </text:list-item>
      </text:list>
      <text:p text:style-name="P1">5.0 Restrictions, limitations, and constraints</text:p>
      <text:p text:style-name="Text_20_body">Special design issues which impact the design or implementation of the software are noted here.</text:p>
      <text:p text:style-name="P1">6.0 Testing Issues</text:p>
      <text:p text:style-name="Text_20_body">Test strategy and preliminary test case specification are presented in this section.</text:p>
      <text:list xml:id="list2901520270268315410" text:style-name="L6">
        <text:list-header>
          <text:p text:style-name="P8">6.1 Classes of tests</text:p>
          <text:p text:style-name="P13">The types of tests to be conducted are specified, including as much detail as is possible at this stage. Emphasis here is on black-box and white-box testing.</text:p>
          <text:p text:style-name="P8">6.2 Expected software response</text:p>
          <text:p text:style-name="P13">The expected results from testing are specified.</text:p>
          <text:p text:style-name="P8">6.3 Performance bounds</text:p>
          <text:p text:style-name="P13">Special performance requirements are specified.</text:p>
          <text:p text:style-name="P8">6.4 Identification of critical components</text:p>
          <text:p text:style-name="P13">Those components that are critical and demand particular attention during testing are identified.</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2:53.005875300</meta:creation-date>
    <dc:date>2020-02-12T17:28:58.709200305</dc:date>
    <meta:editing-duration>PT52S</meta:editing-duration>
    <meta:editing-cycles>2</meta:editing-cycles>
    <meta:generator>LibreOffice/5.1.6.2$Linux_X86_64 LibreOffice_project/10m0$Build-2</meta:generator>
    <meta:document-statistic meta:table-count="0" meta:image-count="0" meta:object-count="0" meta:page-count="4" meta:paragraph-count="84" meta:word-count="1115" meta:character-count="6796" meta:non-whitespace-character-count="5812"/>
  </office:meta>
</office:document-meta>
</file>